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tyle mathvariant="bold">
              <mrow>
                <mo stretchy="false">μ</mo>
              </mrow>
            </mstyle>
            <mrow>
              <mrow>
                <mo stretchy="false">(</mo>
                <mrow>
                  <msup>
                    <mi>e</mi>
                    <mrow>
                      <mrow>
                        <mo stretchy="false">−</mo>
                        <mi/>
                      </mrow>
                    </mrow>
                  </msup>
                </mrow>
                <mo stretchy="false">)</mo>
              </mrow>
              <mo stretchy="false">=</mo>
              <mrow>
                <mo stretchy="false">−</mo>
                <msub>
                  <mo stretchy="false">μ</mo>
                  <mtext>B</mtext>
                </msub>
              </mrow>
            </mrow>
            <mfrac>
              <mn>1</mn>
              <mo stretchy="false">ℏ</mo>
            </mfrac>
            <mrow>
              <mo stretchy="false">(</mo>
              <mrow>
                <mrow>
                  <mstyle mathvariant="bold">
                    <mrow>
                      <mi>L</mi>
                    </mrow>
                  </mstyle>
                  <mo stretchy="false">+</mo>
                  <mn>2</mn>
                </mrow>
                <mstyle mathvariant="bold">
                  <mrow>
                    <mi>S</mi>
                  </mrow>
                </mstyle>
              </mrow>
              <mo stretchy="false">)</mo>
            </mrow>
          </mrow>
        </mtd>
      </mtr>
      <mtr>
        <mtd>
          <mrow>
            <mtext>die 2 kommt aus dem Landé-Faktor, welcher für Elektronen 2 ist</mtext>
          </mrow>
        </mtd>
      </mtr>
    </mtable>
    <annotation encoding="StarMath 5.0">bold %imu (e ^{-`}) =
- %imu _"B" 1 over hbar (bold L + 2 bold S) newline
"die 2 kommt aus dem Landé-Faktor, welcher für Elektronen 2 ist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5:09:14.268000000</meta:creation-date>
    <meta:generator>LibreOffice/4.1.4.2$Windows_x86 LibreOffice_project/0a0440ccc0227ad9829de5f46be37cfb6edcf72</meta:generator>
  </office:meta>
</office:document-meta>
</file>